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65cm" fo:min-width="0.217cm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.468cm" fo:min-width="0.21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67cm" fo:min-width="0.218cm"/>
    </style:style>
    <style:style style:name="gr5" style:family="graphic" style:parent-style-name="standard">
      <style:graphic-properties draw:textarea-horizontal-align="justify" draw:textarea-vertical-align="middle" draw:auto-grow-height="false" fo:min-height="0.467cm" fo:min-width="0.2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64cm" fo:min-width="0.2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65cm" fo:min-width="0.215cm"/>
    </style:style>
    <style:style style:name="gr8" style:family="graphic" style:parent-style-name="standard">
      <style:graphic-properties draw:textarea-horizontal-align="justify" draw:textarea-vertical-align="middle" draw:auto-grow-height="false" fo:min-height="0.46cm" fo:min-width="0.21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65cm" fo:min-width="0.21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69cm" fo:min-width="0.21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15cm"/>
    </style:style>
    <style:style style:name="gr12" style:family="graphic" style:parent-style-name="standard">
      <style:graphic-properties draw:textarea-horizontal-align="justify" draw:textarea-vertical-align="middle" draw:auto-grow-height="false" fo:min-height="0.459cm" fo:min-width="0.2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66cm" fo:min-width="0.21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62cm" fo:min-width="0.2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64cm" fo:min-width="0.21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9cm" fo:min-width="0.215cm"/>
      <style:paragraph-properties style:writing-mode="lr-tb"/>
    </style:style>
    <style:style style:name="gr17" style:family="graphic" style:parent-style-name="objectwithoutfill">
      <style:graphic-properties svg:stroke-width="0.212cm" svg:stroke-color="#000000" draw:marker-start-width="0.517cm" draw:marker-end="Arrow" draw:marker-end-width="0.517cm" draw:fill="solid" draw:textarea-vertical-align="middle" fo:padding-top="0.23cm" fo:padding-bottom="0.23cm" fo:padding-left="0.355cm" fo:padding-right="0.355cm"/>
    </style:style>
    <style:style style:name="gr18" style:family="graphic" style:parent-style-name="objectwithoutfill">
      <style:graphic-properties svg:stroke-width="0.212cm" svg:stroke-color="#000000" draw:marker-start-width="0.517cm" draw:marker-end="Arrow" draw:marker-end-width="0.517cm" draw:fill="solid" draw:textarea-vertical-align="middle" fo:padding-top="0.23cm" fo:padding-bottom="0.23cm" fo:padding-left="0.355cm" fo:padding-right="0.355cm"/>
      <style:paragraph-properties style:writing-mode="lr-tb"/>
    </style:style>
    <style:style style:name="gr19" style:family="graphic" style:parent-style-name="objectwithoutfill">
      <style:graphic-properties svg:stroke-width="0.212cm" svg:stroke-color="#000000" draw:marker-start-width="0.517cm" draw:marker-end="Arrow" draw:marker-end-width="0.517cm" svg:stroke-opacity="90%" draw:fill="solid" draw:textarea-vertical-align="middle" fo:padding-top="0.23cm" fo:padding-bottom="0.23cm" fo:padding-left="0.355cm" fo:padding-right="0.3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11cm" fo:min-width="0.215cm"/>
    </style:style>
    <style:style style:name="gr25" style:family="graphic" style:parent-style-name="standard">
      <style:graphic-properties draw:textarea-horizontal-align="justify" draw:textarea-vertical-align="middle" draw:auto-grow-height="false" fo:min-height="0.509cm" fo:min-width="0.215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3pt"/>
    </style:style>
    <style:style style:name="P7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8pt"/>
    </style:style>
    <style:style style:name="T2" style:family="text"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T3" style:family="text">
      <style:text-properties fo:font-size="13pt"/>
    </style:style>
    <style:style style:name="T4" style:family="text">
      <style:text-properties style:text-position="-33% 58%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3cm" svg:height="1.011cm" draw:transform="skewX (-0.00104719755119662) rotate (2.9843384879851) translate (20.924cm 2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831cm" svg:y1="5.999cm" svg:x2="20.504cm" svg:y2="1.749cm">
          <text:p/>
        </draw:line>
        <draw:custom-shape draw:style-name="gr3" draw:text-style-name="P3" draw:layer="layout" svg:width="1.015cm" svg:height="1.014cm" draw:transform="rotate (2.9843384879851) translate (20.273cm 6.455cm)">
          <text:p text:style-name="P3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4cm" svg:height="1.013cm" draw:transform="skewX (0.00104719755119663) rotate (2.9843384879851) translate (20.273cm 6.4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173cm" svg:y1="10.113cm" svg:x2="19.846cm" svg:y2="5.863cm">
          <text:p/>
        </draw:line>
        <draw:custom-shape draw:style-name="gr5" draw:text-style-name="P3" draw:layer="layout" svg:width="1.014cm" svg:height="1.013cm" draw:transform="skewX (0.00104719755119663) rotate (2.9843384879851) translate (19.617cm 10.566cm)">
          <text:p text:style-name="P3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4cm" svg:height="1.013cm" draw:transform="skewX (0.00104719755119663) rotate (2.9843384879851) translate (19.617cm 10.5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519cm" svg:y1="14.237cm" svg:x2="19.192cm" svg:y2="9.987cm">
          <text:p/>
        </draw:line>
        <draw:custom-shape draw:style-name="gr6" draw:text-style-name="P3" draw:layer="layout" svg:width="1.016cm" svg:height="1.01cm" draw:transform="skewX (-0.00104719755119658) rotate (2.9843384879851) translate (18.965cm 14.691cm)">
          <text:p text:style-name="P3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09cm" svg:height="1.009cm" draw:transform="rotate (2.9843384879851) translate (20.268cm 6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09cm" svg:height="1.009cm" draw:transform="skewX (0.00191986217719378) rotate (2.9843384879851) translate (19.612cm 10.5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09cm" svg:height="1.004cm" draw:transform="skewX (0.00296705972839034) rotate (2.9843384879851) translate (18.958cm 14.684cm)">
          <text:p text:style-name="P3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71cm" svg:y1="4.19cm" svg:x2="20.504cm" svg:y2="1.752cm">
          <text:p/>
        </draw:line>
        <draw:custom-shape draw:style-name="gr9" draw:text-style-name="P3" draw:layer="layout" svg:width="1.011cm" svg:height="1.009cm" draw:transform="rotate (2.9843384879851) translate (15.285cm 4.766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365cm" svg:y1="6.649cm" svg:x2="14.998cm" svg:y2="4.211cm">
          <text:p/>
        </draw:line>
        <draw:custom-shape draw:style-name="gr10" draw:text-style-name="P3" draw:layer="layout" svg:width="1.011cm" svg:height="1.015cm" draw:transform="skewX (0.00104719755119661) rotate (2.9843384879851) translate (9.795cm 7.165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1cm" svg:height="1.009cm" draw:transform="skewX (-0.00191986217719378) rotate (2.9843384879851) translate (9.788cm 7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1cm" svg:height="1.016cm" draw:transform="skewX (0.00104719755119658) rotate (2.9843384879851) translate (9.788cm 7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735cm" svg:y1="9.066cm" svg:x2="9.368cm" svg:y2="6.628cm">
          <text:p/>
        </draw:line>
        <draw:custom-shape draw:style-name="gr12" draw:text-style-name="P3" draw:layer="layout" svg:width="1.016cm" svg:height="1.003cm" draw:transform="skewX (0.00104719755119666) rotate (2.9843384879851) translate (4.304cm 9.621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868cm" svg:y1="9.088cm" svg:x2="18.53cm" svg:y2="13.992cm">
          <text:p/>
        </draw:line>
        <draw:custom-shape draw:style-name="gr13" draw:text-style-name="P3" draw:layer="layout" svg:width="1.011cm" svg:height="1.012cm" draw:transform="skewX (-0.00104719755119662) rotate (2.9843384879851) translate (14.003cm 12.852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006cm" svg:height="1.006cm" draw:transform="skewX (-0.00104719755119662) rotate (2.9843384879851) translate (9.014cm 11.251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009cm" svg:height="1.017cm" draw:transform="skewX (0.00104719755119662) rotate (2.9843384879851) translate (14.579cm 8.914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1cm" svg:height="1.016cm" draw:transform="skewX (0.00104719755119658) rotate (2.9843384879851) translate (9.788cm 7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009cm" svg:height="1.01cm" draw:transform="rotate (2.9843384879851) translate (15.278cm 4.764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09cm" svg:height="1.004cm" draw:transform="skewX (0.00296705972839034) rotate (2.9843384879851) translate (18.958cm 14.684cm)">
          <text:p text:style-name="P3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009cm" svg:height="1.003cm" draw:transform="skewX (0.00104719755119662) rotate (2.9843384879851) translate (4.298cm 9.62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6cm" svg:height="1.01cm" draw:transform="rotate (2.9843384879851) translate (18.965cm 14.691cm)">
          <text:p text:style-name="P3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3cm" svg:height="1.011cm" draw:transform="skewX (-0.00104719755119662) rotate (2.9843384879851) translate (20.924cm 2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7.939cm" svg:y1="7.11cm" svg:x2="19.27cm" svg:y2="6.287cm">
          <text:p/>
        </draw:line>
        <draw:line draw:style-name="gr17" draw:text-style-name="P2" draw:layer="layout" svg:x1="19.029cm" svg:y1="3.556cm" svg:x2="20.065cm" svg:y2="2.286cm">
          <text:p/>
        </draw:line>
        <draw:line draw:style-name="gr17" draw:text-style-name="P2" draw:layer="layout" svg:x1="14.731cm" svg:y1="6.379cm" svg:x2="14.911cm" svg:y2="4.825cm">
          <text:p/>
        </draw:line>
        <draw:line draw:style-name="gr18" draw:text-style-name="P4" draw:layer="layout" svg:x1="16.95cm" svg:y1="9.398cm" svg:x2="18.531cm" svg:y2="9.829cm">
          <text:p text:style-name="P1"><text:span text:style-name="T1"><text:s/></text:span></text:p>
        </draw:line>
        <draw:line draw:style-name="gr17" draw:text-style-name="P2" draw:layer="layout" svg:x1="11.682cm" svg:y1="7.366cm" svg:x2="10.177cm" svg:y2="6.936cm">
          <text:p/>
        </draw:line>
        <draw:line draw:style-name="gr17" draw:text-style-name="P2" draw:layer="layout" svg:x1="6.857cm" svg:y1="8.635cm" svg:x2="5.324cm" svg:y2="8.95cm">
          <text:p/>
        </draw:line>
        <draw:line draw:style-name="gr17" draw:text-style-name="P2" draw:layer="layout" svg:x1="10.842cm" svg:y1="9.506cm" svg:x2="9.339cm" svg:y2="10.16cm">
          <text:p/>
        </draw:line>
        <draw:line draw:style-name="gr19" draw:text-style-name="P2" draw:layer="layout" svg:x1="13.985cm" svg:y1="10.067cm" svg:x2="13.716cm" svg:y2="11.684cm">
          <text:p/>
        </draw:line>
        <draw:line draw:style-name="gr18" draw:text-style-name="P4" draw:layer="layout" svg:x1="17.524cm" svg:y1="11.996cm" svg:x2="18.257cm" svg:y2="13.462cm">
          <text:p text:style-name="P1"><text:span text:style-name="T1"><text:s/></text:span></text:p>
        </draw:line>
        <draw:line draw:style-name="gr17" draw:text-style-name="P2" draw:layer="layout" svg:x1="16.61cm" svg:y1="7.908cm" svg:x2="14.993cm" svg:y2="8.178cm">
          <text:p/>
        </draw:line>
        <draw:frame draw:style-name="gr20" draw:text-style-name="P5" draw:layer="layout" svg:width="6.604cm" svg:height="2.794cm" svg:x="17.016cm" svg:y="5.079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7.779cm" svg:y="5.587cm">
          <draw:text-box>
            <text:p><text:span text:style-name="T3">i</text:span><text:span text:style-name="T4">6</text:span></text:p>
          </draw:text-box>
        </draw:frame>
        <draw:frame draw:style-name="gr22" draw:text-style-name="P6" draw:layer="layout" svg:width="1.017cm" svg:height="0.873cm" svg:x="17.779cm" svg:y="5.079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7.779cm" svg:y="5.08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7.016cm" svg:y="3.047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7.779cm" svg:y="3.555cm">
          <draw:text-box>
            <text:p><text:span text:style-name="T3">i</text:span><text:span text:style-name="T4">7</text:span></text:p>
          </draw:text-box>
        </draw:frame>
        <draw:frame draw:style-name="gr22" draw:text-style-name="P6" draw:layer="layout" svg:width="1.017cm" svg:height="0.873cm" svg:x="17.779cm" svg:y="3.047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7.779cm" svg:y="3.048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4.73cm" svg:y="6.294cm">
          <draw:text-box>
            <text:p><text:span text:style-name="T2">Φ</text:span></text:p>
          </draw:text-box>
        </draw:frame>
        <draw:frame draw:style-name="gr23" draw:text-style-name="P6" draw:layer="layout" svg:width="1.017cm" svg:height="1.905cm" svg:x="15.493cm" svg:y="6.802cm">
          <draw:text-box>
            <text:p><text:span text:style-name="T3">i</text:span><text:span text:style-name="T4">10</text:span></text:p>
          </draw:text-box>
        </draw:frame>
        <draw:frame draw:style-name="gr22" draw:text-style-name="P6" draw:layer="layout" svg:width="1.017cm" svg:height="0.873cm" svg:x="15.493cm" svg:y="6.294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5.493cm" svg:y="6.295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6.856cm" svg:y="7.873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7.619cm" svg:y="8.381cm">
          <draw:text-box>
            <text:p><text:span text:style-name="T3">i</text:span><text:span text:style-name="T4">1</text:span></text:p>
          </draw:text-box>
        </draw:frame>
        <draw:frame draw:style-name="gr22" draw:text-style-name="P6" draw:layer="layout" svg:width="1.017cm" svg:height="0.873cm" svg:x="7.619cm" svg:y="7.873cm">
          <draw:text-box>
            <text:p><text:span text:style-name="T3">K</text:span></text:p>
          </draw:text-box>
        </draw:frame>
        <draw:frame draw:style-name="gr21" draw:text-style-name="P6" draw:layer="layout" svg:width="1.017cm" svg:height="1.28cm" svg:x="7.619cm" svg:y="8.382cm">
          <draw:text-box>
            <text:p><text:span text:style-name="T3">i</text:span><text:span text:style-name="T4">1</text:span></text:p>
          </draw:text-box>
        </draw:frame>
        <draw:frame draw:style-name="gr22" draw:text-style-name="P6" draw:layer="layout" svg:width="1.017cm" svg:height="0.873cm" svg:x="7.619cm" svg:y="7.875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0.403cm" svg:y="9.506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1.164cm" svg:y="10.014cm">
          <draw:text-box>
            <text:p><text:span text:style-name="T3">i</text:span><text:span text:style-name="T4">2</text:span></text:p>
          </draw:text-box>
        </draw:frame>
        <draw:frame draw:style-name="gr22" draw:text-style-name="P6" draw:layer="layout" svg:width="1.017cm" svg:height="0.873cm" svg:x="11.164cm" svg:y="9.506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1.164cm" svg:y="9.507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4.224cm" svg:y="10.667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4.984cm" svg:y="11.175cm">
          <draw:text-box>
            <text:p><text:span text:style-name="T3">i</text:span><text:span text:style-name="T4">3</text:span></text:p>
          </draw:text-box>
        </draw:frame>
        <draw:frame draw:style-name="gr22" draw:text-style-name="P6" draw:layer="layout" svg:width="1.017cm" svg:height="0.873cm" svg:x="14.984cm" svg:y="10.667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4.984cm" svg:y="10.668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7.008cm" svg:y="10.667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7.768cm" svg:y="11.175cm">
          <draw:text-box>
            <text:p><text:span text:style-name="T3">i</text:span><text:span text:style-name="T4">4</text:span></text:p>
          </draw:text-box>
        </draw:frame>
        <draw:frame draw:style-name="gr22" draw:text-style-name="P6" draw:layer="layout" svg:width="1.017cm" svg:height="0.873cm" svg:x="17.768cm" svg:y="10.667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7.768cm" svg:y="10.668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7.271cm" svg:y="8.127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8.033cm" svg:y="8.635cm">
          <draw:text-box>
            <text:p><text:span text:style-name="T3">i</text:span><text:span text:style-name="T4">5</text:span></text:p>
          </draw:text-box>
        </draw:frame>
        <draw:frame draw:style-name="gr22" draw:text-style-name="P6" draw:layer="layout" svg:width="1.017cm" svg:height="0.873cm" svg:x="18.033cm" svg:y="8.127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8.033cm" svg:y="8.128cm">
          <draw:text-box>
            <text:p><text:span text:style-name="T3">K</text:span></text:p>
          </draw:text-box>
        </draw:frame>
        <draw:custom-shape draw:style-name="gr7" draw:text-style-name="P1" draw:layer="layout" svg:width="1.011cm" svg:height="1.009cm" draw:transform="skewX (-0.00191986217719378) rotate (2.9843384879851) translate (9.788cm 7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1cm" svg:height="1.016cm" draw:transform="skewX (0.00104719755119658) rotate (2.9843384879851) translate (9.786cm 7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733cm" svg:y1="9.066cm" svg:x2="9.366cm" svg:y2="6.628cm">
          <text:p/>
        </draw:line>
        <draw:custom-shape draw:style-name="gr12" draw:text-style-name="P3" draw:layer="layout" svg:width="1.016cm" svg:height="1.003cm" draw:transform="skewX (0.00104719755119666) rotate (2.9843384879851) translate (4.304cm 9.621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006cm" svg:height="1.006cm" draw:transform="skewX (-0.00104719755119662) rotate (2.9843384879851) translate (9.014cm 11.251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1cm" svg:height="1.075cm" draw:transform="skewX (0.00104719755119661) rotate (2.9843384879851) translate (9.786cm 7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009cm" svg:height="1.003cm" draw:transform="skewX (0.00104719755119662) rotate (2.9843384879851) translate (4.296cm 9.62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6.855cm" svg:y1="8.635cm" svg:x2="5.322cm" svg:y2="8.95cm">
          <text:p/>
        </draw:line>
        <draw:frame draw:style-name="gr21" draw:text-style-name="P6" draw:layer="layout" svg:width="1.017cm" svg:height="1.28cm" svg:x="7.617cm" svg:y="8.381cm">
          <draw:text-box>
            <text:p><text:span text:style-name="T3">i</text:span><text:span text:style-name="T4">1</text:span></text:p>
          </draw:text-box>
        </draw:frame>
        <draw:frame draw:style-name="gr22" draw:text-style-name="P6" draw:layer="layout" svg:width="1.017cm" svg:height="0.873cm" svg:x="7.617cm" svg:y="7.873cm">
          <draw:text-box>
            <text:p><text:span text:style-name="T3">K</text:span></text:p>
          </draw:text-box>
        </draw:frame>
        <draw:frame draw:style-name="gr21" draw:text-style-name="P6" draw:layer="layout" svg:width="1.017cm" svg:height="1.28cm" svg:x="7.617cm" svg:y="8.382cm">
          <draw:text-box>
            <text:p><text:span text:style-name="T3">i</text:span><text:span text:style-name="T4">1</text:span></text:p>
          </draw:text-box>
        </draw:frame>
        <draw:frame draw:style-name="gr22" draw:text-style-name="P6" draw:layer="layout" svg:width="1.017cm" svg:height="0.873cm" svg:x="7.617cm" svg:y="7.875cm">
          <draw:text-box>
            <text:p><text:span text:style-name="T3">K</text:span></text:p>
          </draw:text-box>
        </draw:frame>
        <draw:custom-shape draw:style-name="gr9" draw:text-style-name="P3" draw:layer="layout" svg:width="1.011cm" svg:height="1.009cm" draw:transform="rotate (2.9843384879851) translate (15.32cm 4.731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009cm" svg:height="1.073cm" draw:transform="rotate (2.9843384879851) translate (15.303cm 4.791cm)">
          <text:p text:style-name="P3"><text:span text:style-name="T1"><text:s text:c="8"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5" draw:layer="layout" svg:width="6.604cm" svg:height="2.794cm" svg:x="13.002cm" svg:y="4.842cm">
          <draw:text-box>
            <text:p><text:span text:style-name="T2">Φ</text:span></text:p>
          </draw:text-box>
        </draw:frame>
        <draw:frame draw:style-name="gr20" draw:text-style-name="P5" draw:layer="layout" svg:width="6.604cm" svg:height="2.794cm" svg:x="13.002cm" svg:y="4.842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3.765cm" svg:y="5.349cm">
          <draw:text-box>
            <text:p><text:span text:style-name="T3">i</text:span><text:span text:style-name="T4">8</text:span></text:p>
          </draw:text-box>
        </draw:frame>
        <draw:frame draw:style-name="gr22" draw:text-style-name="P6" draw:layer="layout" svg:width="1.017cm" svg:height="0.873cm" svg:x="13.765cm" svg:y="4.842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3.765cm" svg:y="4.842cm">
          <draw:text-box>
            <text:p><text:span text:style-name="T3">K</text:span></text:p>
          </draw:text-box>
        </draw:frame>
        <draw:frame draw:style-name="gr20" draw:text-style-name="P5" draw:layer="layout" svg:width="6.604cm" svg:height="2.794cm" svg:x="10.903cm" svg:y="6.041cm">
          <draw:text-box>
            <text:p><text:span text:style-name="T2">Φ</text:span></text:p>
          </draw:text-box>
        </draw:frame>
        <draw:frame draw:style-name="gr20" draw:text-style-name="P5" draw:layer="layout" svg:width="6.604cm" svg:height="2.794cm" svg:x="10.903cm" svg:y="6.041cm">
          <draw:text-box>
            <text:p><text:span text:style-name="T2">Φ</text:span></text:p>
          </draw:text-box>
        </draw:frame>
        <draw:frame draw:style-name="gr21" draw:text-style-name="P6" draw:layer="layout" svg:width="1.017cm" svg:height="1.28cm" svg:x="11.665cm" svg:y="6.549cm">
          <draw:text-box>
            <text:p><text:span text:style-name="T3">i</text:span><text:span text:style-name="T4">9</text:span></text:p>
          </draw:text-box>
        </draw:frame>
        <draw:frame draw:style-name="gr22" draw:text-style-name="P6" draw:layer="layout" svg:width="1.017cm" svg:height="0.873cm" svg:x="11.665cm" svg:y="6.041cm">
          <draw:text-box>
            <text:p><text:span text:style-name="T3">K</text:span></text:p>
          </draw:text-box>
        </draw:frame>
        <draw:frame draw:style-name="gr22" draw:text-style-name="P6" draw:layer="layout" svg:width="1.017cm" svg:height="0.873cm" svg:x="11.665cm" svg:y="6.042cm">
          <draw:text-box>
            <text:p><text:span text:style-name="T3">K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Untitled2" style:family="graphic" style:parent-style-name="Arrow_20_Line">
      <style:graphic-properties svg:stroke-width="0.102cm" draw:marker-start-width="0.457cm" draw:marker-end-width="0.356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4T12:25:09.063206014</dc:date>
    <meta:editing-duration>PT3H20M58S</meta:editing-duration>
    <meta:editing-cycles>30</meta:editing-cycles>
    <meta:generator>LibreOffice/6.4.3.2$Linux_X86_64 LibreOffice_project/40$Build-2</meta:generator>
    <meta:document-statistic meta:object-count="120"/>
  </office:meta>
</office:document-meta>
</file>